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  <style:style style:name="T7" style:family="text">
      <style:text-properties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4">waterph</text:span> </text:p>
          </table:table-cell>
        </table:table-row>
        <table:table-row table:style-name="Таблица1.2">
          <table:table-cell table:style-name="Таблица1.A2" office:value-type="string">
            <text:p text:style-name="P3">Специальная функция, вычисляющая свойства <text:span text:style-name="T1">воды</text:span> по <text:span text:style-name="T1">давлению</text:span> и <text:span text:style-name="T1">энтальпии</text:span>. Диапазон: давления от 0.09 до 50 МПа, температуры от 10 до 800°С.</text:p>
            <text:p text:style-name="P3">Запись функции имеет вид:</text:p>
            <text:p text:style-name="P3"><text:span text:style-name="T1">waterp</text:span><text:span text:style-name="T5">h</text:span>(P, <text:span text:style-name="T4">H, </text:span>flag);</text:p>
            <text:p text:style-name="P3">Например, запись</text:p>
            <text:p text:style-name="P3"><text:span text:style-name="T1">v_уд</text:span> = <text:span text:style-name="T1">waterp</text:span><text:span text:style-name="T5">h</text:span>(1е<text:span text:style-name="T4">5</text:span>, <text:span text:style-name="T4">40, </text:span>4);</text:p>
            <text:p text:style-name="P3">соответствует вычислению удельного объема воды <text:span text:style-name="T1">v_уд</text:span> (<text:span text:style-name="T1">flag</text:span> равен 4) при давлении 1<text:span text:style-name="T7">·</text:span><text:span text:style-name="T4">10</text:span><text:span text:style-name="T2">5</text:span> <text:s/>Па (<text:span text:style-name="T4">0,</text:span>1 МПа) и энтальпии <text:span text:style-name="T4">40 </text:span>Дж/кг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3">P</text:span>;</text:p>
            <text:p text:style-name="P3"><text:span text:style-name="T1">12</text:span> – производная плотности по давлению при постоянном объёме (∂ρ/∂p)<text:span text:style-name="T3">V</text:span>;</text:p>
            <text:p text:style-name="P3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ph</dc:title>
    <dc:date>2015-07-27T16:59:19.42</dc:date>
    <meta:generator>OpenOffice/4.1.1$Win32 OpenOffice.org_project/411m6$Build-9775</meta:generator>
    <meta:editing-duration>PT3H1M13S</meta:editing-duration>
    <meta:editing-cycles>73</meta:editing-cycles>
    <meta:document-statistic meta:table-count="1" meta:image-count="0" meta:object-count="0" meta:page-count="1" meta:paragraph-count="21" meta:word-count="148" meta:character-count="995"/>
    <dc:creator>Долгов Андрей</dc:creator>
  </office:meta>
</office:document-meta>
</file>